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927cm"/>
    </style:style>
    <style:style style:name="co2" style:family="table-column">
      <style:table-column-properties fo:break-before="auto" style:column-width="0.57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98cm"/>
    </style:style>
    <style:style style:name="co5" style:family="table-column">
      <style:table-column-properties fo:break-before="auto" style:column-width="3.956cm"/>
    </style:style>
    <style:style style:name="co6" style:family="table-column">
      <style:table-column-properties fo:break-before="auto" style:column-width="3.5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ataPilot_20_Field">
      <style:table-cell-properties fo:border-bottom="0.035cm solid #000000" fo:border-left="0.071cm solid #000000" fo:border-right="0.035cm solid #000000" fo:border-top="0.071cm solid #000000"/>
    </style:style>
    <style:style style:name="ce3" style:family="table-cell" style:parent-style-name="DataPilot_20_Category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ataPilot_20_Category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ataPilot_20_Category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ataPilot_20_Title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0.035cm solid #66660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8" style:family="table-cell" style:parent-style-name="DataPilot_20_Value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ataPilot_20_Value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0" style:family="table-cell" style:parent-style-name="DataPilot_20_Value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1" style:family="table-cell" style:parent-style-name="DataPilot_20_Res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35cm solid #666600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ja" style:country-asian="JP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Analysis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Feature Incidence</text:p>
          </table:table-cell>
          <table:table-cell table:number-columns-repeated="2"/>
          <table:table-cell table:style-name="ce1" office:value-type="string">
            <text:p>Most complex files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Filter</text:p>
          </table:table-cell>
          <table:table-cell table:number-columns-repeated="2"/>
          <table:table-cell office:value-type="string">
            <text:p>Filter</text:p>
          </table:table-cell>
          <table:table-cell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Feature Name</text:p>
          </table:table-cell>
          <table:table-cell table:style-name="ce7"/>
          <table:table-cell/>
          <table:table-cell table:style-name="ce2" office:value-type="string">
            <text:p>File</text:p>
          </table:table-cell>
          <table:table-cell table:style-name="ce7"/>
        </table:table-row>
        <table:table-row table:style-name="ro2">
          <table:table-cell table:style-name="ce3" office:value-type="string">
            <text:p>Application.Range</text:p>
          </table:table-cell>
          <table:table-cell table:style-name="ce8" office:value-type="float" office:value="2">
            <text:p>2</text:p>
          </table:table-cell>
          <table:table-cell/>
          <table:table-cell table:style-name="ce3" office:value-type="string">
            <text:p>(empty)</text:p>
          </table:table-cell>
          <table:table-cell table:style-name="ce8"/>
        </table:table-row>
        <table:table-row table:style-name="ro2">
          <table:table-cell office:value-type="string">
            <text:p>DataConnection</text:p>
          </table:table-cell>
          <table:table-cell table:style-name="ce9" office:value-type="float" office:value="1">
            <text:p>1</text:p>
          </table:table-cell>
          <table:table-cell/>
          <table:table-cell table:style-name="ce4" office:value-type="string">
            <text:p>Foo.xls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 table:style-name="ce5" office:value-type="string">
            <text:p>Like</text:p>
          </table:table-cell>
          <table:table-cell table:style-name="ce10" office:value-type="float" office:value="1">
            <text:p>1</text:p>
          </table:table-cell>
          <table:table-cell/>
          <table:table-cell table:style-name="ce5" office:value-type="string">
            <text:p>IceCream.xls</text:p>
          </table:table-cell>
          <table:table-cell table:style-name="ce10" office:value-type="float" office:value="3">
            <text:p>3</text:p>
          </table:table-cell>
        </table:table-row>
        <table:table-row table:style-name="ro2">
          <table:table-cell office:value-type="string">
            <text:p>Native call – “kernel32”</text:p>
          </table:table-cell>
          <table:table-cell table:style-name="ce9" office:value-type="float" office:value="1">
            <text:p>1</text:p>
          </table:table-cell>
          <table:table-cell/>
          <table:table-cell table:style-name="ce4" office:value-type="string">
            <text:p>Standard.xls</text:p>
          </table:table-cell>
          <table:table-cell table:style-name="ce9" office:value-type="float" office:value="5">
            <text:p>5</text:p>
          </table:table-cell>
        </table:table-row>
        <table:table-row table:style-name="ro2">
          <table:table-cell table:style-name="ce5" office:value-type="string">
            <text:p>Sheet As Object</text:p>
          </table:table-cell>
          <table:table-cell table:style-name="ce10" office:value-type="float" office:value="1">
            <text:p>1</text:p>
          </table:table-cell>
          <table:table-cell/>
          <table:table-cell table:style-name="ce6" office:value-type="string">
            <text:p>Total Result</text:p>
          </table:table-cell>
          <table:table-cell table:style-name="ce11" office:value-type="float" office:value="9">
            <text:p>9</text:p>
          </table:table-cell>
        </table:table-row>
        <table:table-row table:style-name="ro2">
          <table:table-cell office:value-type="string">
            <text:p>UserForms.GetLolly</text:p>
          </table:table-cell>
          <table:table-cell table:style-name="ce9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5" office:value-type="string">
            <text:p>VBAProject.SetText</text:p>
          </table:table-cell>
          <table:table-cell table:style-name="ce10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6" office:value-type="string">
            <text:p>Total Result</text:p>
          </table:table-cell>
          <table:table-cell table:style-name="ce11" office:value-type="float" office:value="9">
            <text:p>9</text:p>
          </table:table-cell>
          <table:table-cell table:number-columns-repeated="3"/>
        </table:table-row>
      </table:table>
      <table:table table:name="Raw Data" table:style-name="ta1" table:print="false"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Feature Name</text:p>
          </table:table-cell>
          <table:table-cell table:style-name="ce1" office:value-type="string">
            <text:p>File</text:p>
          </table:table-cell>
          <table:table-cell/>
          <table:table-cell table:style-name="ce1" office:value-type="string">
            <text:p>Feature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Like</text:p>
          </table:table-cell>
          <table:table-cell office:value-type="string">
            <text:p>Timpani35.238.xls</text:p>
          </table:table-cell>
          <table:table-cell/>
          <table:table-cell office:value-type="string">
            <text:p>Like</text:p>
          </table:table-cell>
          <table:table-cell office:value-type="string">
            <text:p>Implements the Like keyword/operator – e.g if thisone.Visible and thisone.Name like "Level - *" Then </text:p>
          </table:table-cell>
        </table:table-row>
        <table:table-row table:style-name="ro3">
          <table:table-cell office:value-type="string">
            <text:p>Declare native calls</text:p>
          </table:table-cell>
          <table:table-cell office:value-type="string">
            <text:p>Capture.xls</text:p>
          </table:table-cell>
          <table:table-cell/>
          <table:table-cell office:value-type="string">
            <text:p>Declare Function</text:p>
          </table:table-cell>
          <table:table-cell office:value-type="string">
            <text:p>way of decalaring Native calls– e.g Declare Function SetLocaleInfo Lib "kernel32" Alias <text:s/>“SetLocaleInfoA" (ByVal Locale As Long, ByVal LCType As <text:s/>Long, ByVal lpLCData As String) As Boolean</text:p>
          </table:table-cell>
        </table:table-row>
        <table:table-row table:style-name="ro3">
          <table:table-cell table:style-name="ce12" office:value-type="string">
            <text:p>Workbooks.Application</text:p>
          </table:table-cell>
          <table:table-cell office:value-type="string">
            <text:p>Capture.xls</text:p>
          </table:table-cell>
          <table:table-cell/>
          <table:table-cell office:value-type="string">
            <text:p>Application property</text:p>
          </table:table-cell>
          <table:table-cell office:value-type="string">
            <text:p>missing property on Workbooks object</text:p>
          </table:table-cell>
        </table:table-row>
        <table:table-row table:style-name="ro3">
          <table:table-cell table:style-name="ce12" office:value-type="string">
            <text:p>VBA compatible IsEmpty</text:p>
          </table:table-cell>
          <table:table-cell office:value-type="string">
            <text:p>Capture.xls</text:p>
          </table:table-cell>
          <table:table-cell/>
          <table:table-cell office:value-type="string">
            <text:p>IsEmpty-VBA</text:p>
          </table:table-cell>
          <table:table-cell office:value-type="string">
            <text:p>openoffice.org 'Not' functions behaves slightly differently than Excel VBA version, in openoffice it never returns a boolean</text:p>
          </table:table-cell>
        </table:table-row>
        <table:table-row table:style-name="ro3">
          <table:table-cell table:style-name="ce12" office:value-type="string">
            <text:p>ActiveWorkbook.SaveAs</text:p>
          </table:table-cell>
          <table:table-cell office:value-type="string">
            <text:p>Capture.xls</text:p>
          </table:table-cell>
          <table:table-cell/>
          <table:table-cell office:value-type="string">
            <text:p>SaveAs property</text:p>
          </table:table-cell>
          <table:table-cell office:value-type="string">
            <text:p>missing property on workbook object</text:p>
          </table:table-cell>
        </table:table-row>
        <table:table-row table:style-name="ro3">
          <table:table-cell table:style-name="ce12" office:value-type="string">
            <text:p>Application.Range</text:p>
          </table:table-cell>
          <table:table-cell office:value-type="string">
            <text:p>Capture.xls</text:p>
          </table:table-cell>
          <table:table-cell/>
          <table:table-cell office:value-type="string">
            <text:p>Range property</text:p>
          </table:table-cell>
          <table:table-cell office:value-type="string">
            <text:p>missing property on Application object</text:p>
          </table:table-cell>
        </table:table-row>
        <table:table-row table:style-name="ro3">
          <table:table-cell table:style-name="ce12" office:value-type="string">
            <text:p>Workbook.VBPro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VBProject property</text:p>
          </table:table-cell>
          <table:table-cell office:value-type="string">
            <text:p>missing property for object that represents the Visual Basic project in the specified workbook</text:p>
          </table:table-cell>
        </table:table-row>
        <table:table-row table:style-name="ro3">
          <table:table-cell table:style-name="ce12" office:value-type="string">
            <text:p>Application.VBE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VBE property</text:p>
          </table:table-cell>
          <table:table-cell office:value-type="string">
            <text:p>missing property object that represents the Visual Basic Editor</text:p>
          </table:table-cell>
        </table:table-row>
        <table:table-row table:style-name="ro3">
          <table:table-cell table:style-name="ce12" office:value-type="string">
            <text:p><text:s/>Shapes Collection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Shapes collection</text:p>
          </table:table-cell>
          <table:table-cell/>
        </table:table-row>
        <table:table-row table:style-name="ro3">
          <table:table-cell office:value-type="string">
            <text:p>Shape ob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Shape object</text:p>
          </table:table-cell>
          <table:table-cell/>
        </table:table-row>
        <table:table-row table:style-name="ro3">
          <table:table-cell table:style-name="ce12" office:value-type="string">
            <text:p>Buttons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Buttons</text:p>
          </table:table-cell>
          <table:table-cell office:value-type="string">
            <text:p>can't find any documentation but seems its some sort of <text:s/>specialised shapes collection for the worksheet</text:p>
          </table:table-cell>
        </table:table-row>
        <table:table-row table:style-name="ro3">
          <table:table-cell office:value-type="string">
            <text:p>Names Collection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Names collection</text:p>
          </table:table-cell>
          <table:table-cell office:value-type="string">
            <text:p>A collection of all the Name objects in the application or workbook</text:p>
          </table:table-cell>
        </table:table-row>
        <table:table-row table:style-name="ro3">
          <table:table-cell office:value-type="string">
            <text:p>Name Object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Name object</text:p>
          </table:table-cell>
          <table:table-cell office:value-type="string">
            <text:p>Name object represents a defined name for a range of cells. Names can be either built-in namesâ such as Database, Print_Area, and Auto_Openâ or custom names</text:p>
          </table:table-cell>
        </table:table-row>
        <table:table-row table:style-name="ro3">
          <table:table-cell office:value-type="string">
            <text:p>Me keyword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Me</text:p>
          </table:table-cell>
          <table:table-cell office:value-type="string">
            <text:p>The Me keyword behaves like an implicitly declared variable. It is automatically available to every procedure in a class module. When a class can have more than one instance, Me provides a way to refer to the specific instance of the class where the code is executing</text:p>
          </table:table-cell>
        </table:table-row>
        <table:table-row table:style-name="ro3">
          <table:table-cell table:style-name="ce12" office:value-type="string">
            <text:p>Application.Worksheets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Worksheets collection</text:p>
          </table:table-cell>
          <table:table-cell office:value-type="string">
            <text:p>missing property on the application object</text:p>
          </table:table-cell>
        </table:table-row>
        <table:table-row table:style-name="ro4">
          <table:table-cell table:style-name="ce12" office:value-type="string">
            <text:p>Worksheet_SelectionChange()</text:p>
          </table:table-cell>
          <table:table-cell office:value-type="string">
            <text:p>TEC_structuring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selection on a sheet is changed</text:p>
          </table:table-cell>
        </table:table-row>
        <table:table-row table:style-name="ro3">
          <table:table-cell office:value-type="string">
            <text:p>Worksheet_activate()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a sheet is activated</text:p>
          </table:table-cell>
        </table:table-row>
        <table:table-row table:style-name="ro3">
          <table:table-cell office:value-type="string">
            <text:p>Worksheet_Deactivate()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sheet events</text:p>
          </table:table-cell>
          <table:table-cell office:value-type="string">
            <text:p>event fired when a sheet is de-activated</text:p>
          </table:table-cell>
        </table:table-row>
        <table:table-row table:style-name="ro3">
          <table:table-cell office:value-type="string">
            <text:p>Workbook_Open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when a workbook is opened</text:p>
          </table:table-cell>
        </table:table-row>
        <table:table-row table:style-name="ro3">
          <table:table-cell office:value-type="string">
            <text:p>Workbook_SheetChang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when cells in any worksheet are changed </text:p>
          </table:table-cell>
        </table:table-row>
        <table:table-row table:style-name="ro3">
          <table:table-cell office:value-type="string">
            <text:p>Workbook_BeforeSav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before save is exectuted, alows the api to veto the save</text:p>
          </table:table-cell>
        </table:table-row>
        <table:table-row table:style-name="ro3">
          <table:table-cell office:value-type="string">
            <text:p>Workbook_BeforeClose</text:p>
          </table:table-cell>
          <table:table-cell office:value-type="string">
            <text:p>FicheProjet.xls</text:p>
          </table:table-cell>
          <table:table-cell/>
          <table:table-cell office:value-type="string">
            <text:p>Workbook events</text:p>
          </table:table-cell>
          <table:table-cell office:value-type="string">
            <text:p>event fired before workbook is closed also allows the api to veto the save</text:p>
          </table:table-cell>
        </table:table-row>
        <table:table-row table:style-name="ro4">
          <table:table-cell table:style-name="ce12" office:value-type="string">
            <text:p>Application.DisplayAlerts</text:p>
          </table:table-cell>
          <table:table-cell office:value-type="string">
            <text:p>FicheProjet.xls</text:p>
          </table:table-cell>
          <table:table-cell/>
          <table:table-cell office:value-type="string">
            <text:p>DisplayAlert</text:p>
          </table:table-cell>
          <table:table-cell office:value-type="string">
            <text:p>missing api</text:p>
          </table:table-cell>
        </table:table-row>
        <table:table-row table:style-name="ro4">
          <table:table-cell table:style-name="ce12" office:value-type="string">
            <text:p>Workbook.FollowHyperlink</text:p>
          </table:table-cell>
          <table:table-cell office:value-type="string">
            <text:p>FicheProjet.xls</text:p>
          </table:table-cell>
          <table:table-cell/>
          <table:table-cell office:value-type="string">
            <text:p>FollowHyperlink</text:p>
          </table:table-cell>
          <table:table-cell office:value-type="string">
            <text:p>missing api</text:p>
          </table:table-cell>
        </table:table-row>
        <table:table-row table:style-name="ro4">
          <table:table-cell table:style-name="ce12" office:value-type="string">
            <text:p>Workbook.ChangeFileAccess</text:p>
          </table:table-cell>
          <table:table-cell office:value-type="string">
            <text:p>FicheProjet.xls</text:p>
          </table:table-cell>
          <table:table-cell/>
          <table:table-cell office:value-type="string">
            <text:p>ChangeFileAccess</text:p>
          </table:table-cell>
          <table:table-cell office:value-type="string">
            <text:p>missing api</text:p>
          </table:table-cell>
        </table:table-row>
        <table:table-row table:style-name="ro3">
          <table:table-cell table:style-name="ce12" office:value-type="string">
            <text:p><text:s/>CommandBars collection</text:p>
          </table:table-cell>
          <table:table-cell office:value-type="string">
            <text:p>FicheProjet.xls</text:p>
          </table:table-cell>
          <table:table-cell/>
          <table:table-cell office:value-type="string">
            <text:p>CommandBars</text:p>
          </table:table-cell>
          <table:table-cell office:value-type="string">
            <text:p>A collection of CommandBar objects that represent the command bars in the container application.</text:p>
          </table:table-cell>
        </table:table-row>
        <table:table-row table:style-name="ro3">
          <table:table-cell table:style-name="ce12" office:value-type="string">
            <text:p>CreateOb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CreateObject</text:p>
          </table:table-cell>
          <table:table-cell office:value-type="string">
            <text:p>Creates and returns a reference to an ActiveX object</text:p>
          </table:table-cell>
        </table:table-row>
        <table:table-row table:style-name="ro3">
          <table:table-cell office:value-type="string">
            <text:p>Shapes Collection</text:p>
          </table:table-cell>
          <table:table-cell office:value-type="string">
            <text:p>FicheProjet.xls</text:p>
          </table:table-cell>
          <table:table-cell/>
          <table:table-cell office:value-type="string">
            <text:p>Shapes collection</text:p>
          </table:table-cell>
          <table:table-cell/>
        </table:table-row>
        <table:table-row table:style-name="ro3">
          <table:table-cell office:value-type="string">
            <text:p>Shape ob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Shape object</text:p>
          </table:table-cell>
          <table:table-cell/>
        </table:table-row>
        <table:table-row table:style-name="ro3">
          <table:table-cell office:value-type="string">
            <text:p>Workbook.VBProject</text:p>
          </table:table-cell>
          <table:table-cell office:value-type="string">
            <text:p>FicheProjet.xls</text:p>
          </table:table-cell>
          <table:table-cell/>
          <table:table-cell office:value-type="string">
            <text:p>VBProject property</text:p>
          </table:table-cell>
          <table:table-cell office:value-type="string">
            <text:p>missing property for object that represents the Visual Basic project in the specified workbook</text:p>
          </table:table-cell>
        </table:table-row>
      </table:table>
      <table:database-ranges>
        <table:database-range table:target-range-address="'Raw Data'.A1:'Raw Data'.B122" table:display-filter-buttons="true"/>
      </table:database-ranges>
      <table:data-pilot-tables>
        <table:data-pilot-table table:name="DataPilot1" table:application-data="" table:target-range-address="Analysis.A3:Analysis.B13" table:buttons="Analysis.A3 Analysis.A5" table:ignore-empty-rows="true">
          <table:source-cell-range table:cell-range-address="'Raw Data'.A1:'Raw Data'.B38"/>
          <table:data-pilot-field table:source-field-name="Feature Nam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ile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Analysis.D3:Analysis.E10" table:buttons="Analysis.D3 Analysis.D5">
          <table:source-cell-range table:cell-range-address="'Raw Data'.A1:'Raw Data'.B39"/>
          <table:data-pilot-field table:source-field-name="File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Feature Name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Thorndale" svg:font-family="Thorndale" style:font-family-generic="roman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ja" style:country-asian="JP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05">05/07/2006</text:date>, <text:time>12:0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6$Build-9038</meta:generator>
    <meta:initial-creator>Michael Meeks</meta:initial-creator>
    <meta:creation-date>2006-07-04T14:45:53</meta:creation-date>
    <dc:creator>Noel Power</dc:creator>
    <dc:date>2006-07-05T12:07:22</dc:date>
    <dc:language>en-GB</dc:language>
    <meta:editing-cycles>7</meta:editing-cycles>
    <meta:editing-duration>PT1H11M9S</meta:editing-duration>
    <meta:user-defined meta:name="Info 1"/>
    <meta:user-defined meta:name="Info 2"/>
    <meta:user-defined meta:name="Info 3"/>
    <meta:user-defined meta:name="Info 4"/>
    <meta:document-statistic meta:table-count="2" meta:cell-count="151"/>
  </office:meta>
</office:document-meta>
</file>